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新細明體" fo:font-size="10pt" style:font-name-asian="新細明體" style:font-size-asian="10pt" style:language-asian="zh" style:country-asian="TW" style:font-size-complex="10pt"/>
    </style:style>
    <style:style style:name="P2" style:family="paragraph" style:parent-style-name="Standard" style:list-style-name="L1">
      <style:text-properties style:font-name="新細明體" fo:font-size="10pt" style:font-name-asian="新細明體" style:font-size-asian="10pt" style:language-asian="zh" style:country-asian="TW" style:font-size-complex="10pt"/>
    </style:style>
    <style:style style:name="P3" style:family="paragraph" style:parent-style-name="Standard">
      <style:text-properties style:font-name="新細明體" fo:font-size="10pt" style:font-name-asian="新細明體" style:font-size-asian="10pt" style:font-size-complex="10pt"/>
    </style:style>
    <style:style style:name="P4" style:family="paragraph" style:parent-style-name="Heading_20_1">
      <style:paragraph-properties fo:text-align="center" style:justify-single-word="false"/>
      <style:text-properties style:font-name="新細明體" fo:font-size="16pt" style:font-name-asian="新細明體" style:font-size-asian="16pt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電路板製作工具</text:h>
      <text:p text:style-name="P1"/>
      <text:p text:style-name="P1">製作電路板的程序如下：</text:p>
      <text:p text:style-name="P1"><draw:frame draw:style-name="fr1" draw:name="物件1" text:anchor-type="paragraph" svg:x="0.57cm" svg:y="0.402cm" svg:width="15.891cm" svg:height="3.8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電路板製作工具有三個：</text:p>
      <text:p text:style-name="P1"/>
      <text:list xml:id="list2072182666769399308" text:style-name="L1">
        <text:list-item>
          <text:p text:style-name="P2">電路板曝光機</text:p>
        </text:list-item>
        <text:list-item>
          <text:p text:style-name="P2">電路板顯影機</text:p>
        </text:list-item>
        <text:list-item>
          <text:p text:style-name="P2">電路板蝕刻機</text:p>
        </text:list-item>
      </text:list>
      <text:p text:style-name="P1"/>
      <text:p text:style-name="P1">顯影機與蝕刻機基本上是相同的，定時器及呼叫器需要三個，養魚用的打氣機需要兩個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xman Lin</meta:initial-creator>
    <meta:creation-date>2017-03-05T01:51:02.58</meta:creation-date>
    <dc:date>2017-03-10T08:03:59.48</dc:date>
    <dc:creator>峰澐 林</dc:creator>
    <meta:editing-duration>PT27M27S</meta:editing-duration>
    <meta:editing-cycles>8</meta:editing-cycles>
    <meta:generator>OpenOffice/4.1.3$Win32 OpenOffice.org_project/413m1$Build-9783</meta:generator>
    <meta:document-statistic meta:table-count="0" meta:image-count="0" meta:object-count="1" meta:page-count="1" meta:paragraph-count="7" meta:word-count="89" meta:character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新細明體" style:font-family-generic="roman" style:font-pitch="variable" fo:font-size="10pt" style:font-family-asian="新細明體" style:font-family-generic-asian="roman" style:font-pitch-asian="variable" style:font-size-asian="10pt" style:font-size-complex="10pt"/>
    </style:style>
    <style:style style:name="T1" style:family="text">
      <style:text-properties fo:font-family="新細明體" style:font-family-generic="roman" style:font-pitch="variable" fo:font-size="10pt" style:font-family-asian="新細明體" style:font-family-generic-asian="roman" style:font-pitch-asian="variabl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1" draw:id="id1" draw:layer="layout" svg:width="2cm" svg:height="0.8cm" svg:x="2.6cm" svg:y="2.3cm">
          <text:p text:style-name="P1"><text:span text:style-name="T1">設計電路</text:span></text:p>
        </draw:rect>
        <draw:rect draw:style-name="gr1" draw:text-style-name="P2" xml:id="id2" draw:id="id2" draw:layer="layout" svg:width="1.8cm" svg:height="0.8cm" svg:x="6.5cm" svg:y="2.3cm">
          <text:p text:style-name="P1"><text:span text:style-name="T1">安排線路</text:span></text:p>
        </draw:rect>
        <draw:rect draw:style-name="gr1" draw:text-style-name="P2" xml:id="id3" draw:id="id3" draw:layer="layout" svg:width="2.9cm" svg:height="0.8cm" svg:x="10.3cm" svg:y="2.3cm">
          <text:p text:style-name="P1"><text:span text:style-name="T1">輸出電路板圖樣</text:span></text:p>
        </draw:rect>
        <draw:rect draw:style-name="gr1" draw:text-style-name="P2" xml:id="id4" draw:id="id4" draw:layer="layout" svg:width="1.8cm" svg:height="0.8cm" svg:x="15cm" svg:y="2.3cm">
          <text:p text:style-name="P1"><text:span text:style-name="T1">曬電路板</text:span></text:p>
        </draw:rect>
        <draw:rect draw:style-name="gr1" draw:text-style-name="P2" xml:id="id5" draw:id="id5" draw:layer="layout" svg:width="2.2cm" svg:height="0.8cm" svg:x="14.8cm" svg:y="4.3cm">
          <text:p text:style-name="P1"><text:span text:style-name="T1">電路板顯影</text:span></text:p>
        </draw:rect>
        <draw:rect draw:style-name="gr1" draw:text-style-name="P2" xml:id="id6" draw:id="id6" draw:layer="layout" svg:width="2.1cm" svg:height="0.8cm" svg:x="11.1cm" svg:y="4.3cm">
          <text:p text:style-name="P1"><text:span text:style-name="T1">蝕刻線路板</text:span></text:p>
        </draw:rect>
        <draw:rect draw:style-name="gr1" draw:text-style-name="P2" xml:id="id7" draw:id="id7" draw:layer="layout" svg:width="1.8cm" svg:height="0.8cm" svg:x="6.5cm" svg:y="4.3cm">
          <text:p text:style-name="P1"><text:span text:style-name="T1">焊電路</text:span></text:p>
        </draw:rect>
        <draw:rect draw:style-name="gr1" draw:text-style-name="P2" xml:id="id8" draw:id="id8" draw:layer="layout" svg:width="1.8cm" svg:height="0.8cm" svg:x="2.8cm" svg:y="4.3cm">
          <text:p text:style-name="P1"><text:span text:style-name="T1">測試</text:span></text:p>
        </draw:rect>
        <draw:connector draw:style-name="gr2" draw:text-style-name="P1" draw:layer="layout" svg:x1="4.6cm" svg:y1="2.7cm" svg:x2="6.5cm" svg:y2="2.7cm" draw:start-shape="id1" draw:start-glue-point="1" draw:end-shape="id2" draw:end-glue-point="3" svg:d="M4600 2700h1900">
          <text:p/>
        </draw:connector>
        <draw:connector draw:style-name="gr2" draw:text-style-name="P1" draw:layer="layout" svg:x1="8.3cm" svg:y1="2.7cm" svg:x2="10.3cm" svg:y2="2.7cm" draw:start-shape="id2" draw:start-glue-point="1" draw:end-shape="id3" draw:end-glue-point="3" svg:d="M8300 2700h2000">
          <text:p/>
        </draw:connector>
        <draw:connector draw:style-name="gr2" draw:text-style-name="P1" draw:layer="layout" svg:x1="13.2cm" svg:y1="2.7cm" svg:x2="15cm" svg:y2="2.7cm" draw:start-shape="id3" draw:start-glue-point="1" draw:end-shape="id4" draw:end-glue-point="3" svg:d="M13200 2700h1800">
          <text:p/>
        </draw:connector>
        <draw:connector draw:style-name="gr2" draw:text-style-name="P1" draw:layer="layout" svg:x1="15.9cm" svg:y1="3.1cm" svg:x2="15.9cm" svg:y2="4.3cm" draw:start-shape="id4" draw:start-glue-point="2" draw:end-shape="id5" draw:end-glue-point="0" svg:d="M15900 3100v1200">
          <text:p/>
        </draw:connector>
        <draw:connector draw:style-name="gr2" draw:text-style-name="P1" draw:layer="layout" svg:x1="14.8cm" svg:y1="4.7cm" svg:x2="13.2cm" svg:y2="4.7cm" draw:start-shape="id5" draw:start-glue-point="3" draw:end-shape="id6" draw:end-glue-point="1" svg:d="M14800 4700h-1600">
          <text:p/>
        </draw:connector>
        <draw:connector draw:style-name="gr2" draw:text-style-name="P1" draw:layer="layout" svg:x1="11.1cm" svg:y1="4.7cm" svg:x2="8.3cm" svg:y2="4.7cm" draw:start-shape="id6" draw:start-glue-point="3" draw:end-shape="id7" draw:end-glue-point="1" svg:d="M11100 4700h-2800">
          <text:p/>
        </draw:connector>
        <draw:connector draw:style-name="gr2" draw:text-style-name="P1" draw:layer="layout" svg:x1="6.5cm" svg:y1="4.7cm" svg:x2="4.6cm" svg:y2="4.7cm" draw:start-shape="id7" draw:start-glue-point="3" draw:end-shape="id8" svg:d="M6500 4700h-190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